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0.0138in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0.0138in solid #000080"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 text:is-list-header="true"><text:a xlink:type="simple" xlink:href="http://havecakewilltravel.com/2008/01/24/red-eye-rice-treats/">Red Eye Rice Treats</text:a></text:h>
      <text:p text:style-name="Text_20_body">24Jan08</text:p>
      <text:p text:style-name="Text_20_body"><draw:a xlink:type="simple" xlink:href="http://www.flickr.com/photos/blushinmuffin/2216882608/"><draw:frame draw:style-name="fr1" draw:name="graphics1" text:anchor-type="paragraph" svg:x="0.0217in" svg:y="0.1665in" svg:width="1.6945in" svg:height="2.528in" draw:z-index="0"><draw:image xlink:href="http://farm3.static.flickr.com/2316/2216882608_13e55bb6fb_m.jpg" xlink:type="simple" xlink:show="embed" xlink:actuate="onLoad"/><svg:desc>Red Eye Treats</svg:desc></draw:frame></draw:a></text:p>
      <text:p text:style-name="Text_20_body">I will be taking a long, long trip next week, so I know I’ll need all the caffeine I can get. besides, the first word the husband ever uttered as a baby was “coffee” *, so these treats won’t know what hit them, they’ll be devoured so quickly.<text:line-break/>[they’re called Red Eye, but they don’t contain that much caffeine, really. it’s the 12′000 cups of joe that will help me get through the traveling day. the coffee in these is there to give the treats a mocha-like flavor, not to help you run a marathon and stay awake for the next 3 weeks, I’m afraid.]</text:p>
      <text:p text:style-name="Text_20_body">as much as I’d like to pretend I’m still rather young, my wrists tend to prove me wrong. they regularly make baking a big pain in the you-know-what when it comes to kneading bread dough, or stirring stiff batter like when making rice treats.<text:line-break/>that’s where the good old stand mixer comes in: I always assumed that using it for that purpose would mean puffed rice = rice flour, but I was wrong.<text:line-break/>so there you go, fellow sensitives-of-the-wrist, use your stand mixer and be proud.</text:p>
      <text:p text:style-name="Text_20_body">* not really, no…</text:p>
      <text:p text:style-name="Text_20_body">for 12 or more treats, depending on how greedy you are.</text:p>
      <text:p text:style-name="Text_20_body"><text:span text:style-name="Strong_20_Emphasis">6 cups puffed brown rice</text:span> [any puffed rice will do, really]<text:line-break/><text:span text:style-name="Strong_20_Emphasis">1 cup peanut butter</text:span> [I scored a few jars of White Chocolate Peanut Butter &amp; Co for cheap, so I used up the rest of mine: creamy might be your best bet, no matter what]<text:line-break/><text:span text:style-name="Strong_20_Emphasis">1 cup brown sugar corn syrup</text:span> [or brown rice syrup, organic light corn syrup…if you want maple syrup, I’d recommend going the half/half way by mixing it up with granulated sugar or rather fine other sugar]<text:line-break/><text:span text:style-name="Strong_20_Emphasis">1/2 t pure vanilla extract</text:span><text:line-break/><text:span text:style-name="Strong_20_Emphasis">1 t instant coffee crystals</text:span>, crushed into a fine powder with the back of a spoon [up this a bit if you want a stronger coffee flavor, 2 t maximum to avoid overwhelming the other flavors]<text:line-break/><text:span text:style-name="Strong_20_Emphasis">1/3 cup carob powder</text:span> [if you’re a hater, I’m sure cocoa powder would be a fine substitution here]</text:p>
      <text:p text:style-name="Text_20_body">place peanut butter, syrup, extract, carob, and coffee powder into your stand mixer bowl. mix well until perfectly combined.<text:line-break/>add rice and mix well until all the rice is coated with the sticky mixture. you might feel the batter looks like it’s trying to escape, but the stuff is so sticky it won’t fall out of the bowl. </text:p>
      <text:p text:style-name="Text_20_body">place into a parchment-lined 9 inch square pan. press down with all your might, using more parchment paper to flatten your treats. you can even use a strong box [I used a wooden box of tea] to be sure your treats are equally flattened all over.</text:p>
      <text:p text:style-name="Text_20_body">let cool in the fridge for about an hour, cut in however many pieces you want. enjoy!</text:p>
      <text:p text:style-name="Text_20_body"><draw:a xlink:type="simple" xlink:href="http://www.flickr.com/photos/blushinmuffin/2216912064/"><draw:frame draw:style-name="fr2" draw:name="graphics2" text:anchor-type="paragraph" svg:width="2.528in" svg:height="1.6945in" draw:z-index="1"><draw:image xlink:href="http://farm3.static.flickr.com/2048/2216912064_abdbdb4d5c_m.jpg" xlink:type="simple" xlink:show="embed" xlink:actuate="onLoad"/><svg:desc>all that jitters is golden</svg:desc></draw:frame></draw: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30T09:47:11</meta:creation-date>
    <dc:date>2008-01-30T09:49:20</dc:date>
    <meta:print-date>2008-01-30T09:48:51</meta:print-date>
    <meta:editing-cycles>1</meta:editing-cycles>
    <meta:editing-duration>PT2M9S</meta:editing-duration>
    <meta:user-defined meta:name="Info 1"/>
    <meta:user-defined meta:name="Info 2"/>
    <meta:user-defined meta:name="Info 3"/>
    <meta:user-defined meta:name="Info 4"/>
    <meta:document-statistic meta:table-count="0" meta:image-count="2" meta:object-count="0" meta:page-count="1" meta:paragraph-count="10" meta:word-count="481" meta:character-count="2509"/>
  </office:meta>
</office:document-meta>
</file>